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7.294cm" fo:min-width="7.313cm"/>
    </style:style>
    <style:style style:name="gr5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bf0041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1" draw:layer="layout" svg:x1="9.255cm" svg:y1="14.743cm" svg:x2="8.747cm" svg:y2="14.743cm">
          <text:p/>
        </draw:line>
        <draw:line draw:style-name="gr3" draw:text-style-name="P1" draw:layer="layout" svg:x1="9.255cm" svg:y1="13.35cm" svg:x2="8.747cm" svg:y2="13.35cm">
          <text:p/>
        </draw:line>
        <draw:line draw:style-name="gr3" draw:text-style-name="P3" draw:layer="layout" svg:x1="9.255cm" svg:y1="10.737cm" svg:x2="8.747cm" svg:y2="10.737cm">
          <text:p/>
        </draw:line>
        <draw:line draw:style-name="gr3" draw:text-style-name="P1" draw:layer="layout" svg:x1="9.255cm" svg:y1="12.007cm" svg:x2="8.747cm" svg:y2="12.0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10.398cm" svg:y1="15.863cm" svg:x2="10.398cm" svg:y2="16.371cm">
          <text:p/>
        </draw:line>
        <draw:line draw:style-name="gr3" draw:text-style-name="P1" draw:layer="layout" svg:x1="11.822cm" svg:y1="15.863cm" svg:x2="11.822cm" svg:y2="16.371cm">
          <text:p/>
        </draw:line>
        <draw:line draw:style-name="gr3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7.604cm" svg:y1="15.859cm" svg:x2="7.604cm" svg:y2="16.367cm">
          <text:p/>
        </draw:line>
        <draw:line draw:style-name="gr3" draw:text-style-name="P1" draw:layer="layout" svg:x1="6.177cm" svg:y1="15.859cm" svg:x2="6.177cm" svg:y2="16.367cm">
          <text:p/>
        </draw:line>
        <draw:line draw:style-name="gr3" draw:text-style-name="P1" draw:layer="layout" svg:x1="4.777cm" svg:y1="15.859cm" svg:x2="4.777cm" svg:y2="16.367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17.55cm" svg:x2="8.747cm" svg:y2="17.55cm">
          <text:p/>
        </draw:line>
        <draw:line draw:style-name="gr3" draw:text-style-name="P1" draw:layer="layout" svg:x1="9.255cm" svg:y1="18.85cm" svg:x2="8.747cm" svg:y2="18.85cm">
          <text:p/>
        </draw:line>
        <draw:line draw:style-name="gr3" draw:text-style-name="P1" draw:layer="layout" svg:x1="9.255cm" svg:y1="20.15cm" svg:x2="8.747cm" svg:y2="20.15cm">
          <text:p/>
        </draw:line>
        <draw:line draw:style-name="gr3" draw:text-style-name="P1" draw:layer="layout" svg:x1="9.255cm" svg:y1="21.45cm" svg:x2="8.747cm" svg:y2="21.45cm">
          <text:p/>
        </draw:line>
        <draw:custom-shape draw:style-name="gr4" draw:text-style-name="P4" draw:layer="layout" svg:width="11.049cm" svg:height="10.668cm" svg:x="3.413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6.113cm" svg:x2="12.557cm" svg:y2="12.049cm">
          <text:p/>
        </draw:line>
        <draw:path draw:style-name="gr6" draw:text-style-name="P1" draw:layer="layout" svg:width="1.162cm" svg:height="1.026cm" draw:transform="skewX (-0.198269403026556) rotate (1.31318572920053) translate (9.82063358841454cm 16.0508810480766cm)" svg:viewBox="0 0 1163 1027" svg:d="M0 1027c982-1 1163-1027 1163-1027">
          <text:p/>
        </draw:path>
        <draw:frame draw:style-name="gr2" draw:text-style-name="P2" draw:layer="layout" svg:width="0.498cm" svg:height="0.443cm" svg:x="11.033cm" svg:y="14.9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592cm" svg:height="0.679cm" svg:x="12.811cm" svg:y="11.66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1-01T12:55:43.425054541</dc:date>
    <meta:editing-duration>PT1H10M7S</meta:editing-duration>
    <meta:editing-cycles>27</meta:editing-cycles>
    <meta:generator>LibreOffice/6.4.7.2$Linux_X86_64 LibreOffice_project/4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style color="red">
      <mrow>
        <mi>M</mi>
        <mrow>
          <mo fence="true" stretchy="false">(</mo>
          <mrow>
            <mi>z</mi>
          </mrow>
          <mo fence="true" stretchy="false">)</mo>
        </mrow>
      </mrow>
    </mstyle>
    <annotation encoding="StarMath 5.0">color red {M(z)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i>θ</mi>
    </mstyle>
    <annotation encoding="StarMath 5.0">color red {%theta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